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4165in"/>
    </style:style>
    <style:style style:name="co2" style:family="table-column">
      <style:table-column-properties fo:break-before="auto" style:column-width="0.9409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2.042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LED with Os</text:p>
          </table:table-cell>
          <table:table-cell office:value-type="string">
            <text:p>LED with O3</text:p>
          </table:table-cell>
          <table:table-cell office:value-type="string">
            <text:p>LED BAR with Os</text:p>
          </table:table-cell>
          <table:table-cell office:value-type="string">
            <text:p>LED BAR with O3</text:p>
          </table:table-cell>
          <table:table-cell office:value-type="string">
            <text:p>LED BAR Os deviation factor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float" office:value="410">
            <text:p>410</text:p>
          </table:table-cell>
          <table:table-cell office:value-type="float" office:value="120">
            <text:p>120</text:p>
          </table:table-cell>
          <table:table-cell table:formula="of:=[.$D2]/[.$A2]" office:value-type="float" office:value="4.1">
            <text:p>4.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4">
            <text:p>184</text:p>
          </table:table-cell>
          <table:table-cell office:value-type="float" office:value="182">
            <text:p>182</text:p>
          </table:table-cell>
          <table:table-cell office:value-type="float" office:value="850">
            <text:p>850</text:p>
          </table:table-cell>
          <table:table-cell office:value-type="float" office:value="255">
            <text:p>255</text:p>
          </table:table-cell>
          <table:table-cell table:formula="of:=[.$D3]/[.$A3]" office:value-type="float" office:value="4.25">
            <text:p>4.2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number-columns-repeated="2" office:value-type="float" office:value="285">
            <text:p>285</text:p>
          </table:table-cell>
          <table:table-cell office:value-type="float" office:value="1280">
            <text:p>1280</text:p>
          </table:table-cell>
          <table:table-cell office:value-type="float" office:value="390">
            <text:p>390</text:p>
          </table:table-cell>
          <table:table-cell table:formula="of:=[.$D4]/[.$A4]" office:value-type="float" office:value="4.26666666666667">
            <text:p>4.266666666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number-columns-repeated="2" office:value-type="float" office:value="390">
            <text:p>390</text:p>
          </table:table-cell>
          <table:table-cell office:value-type="float" office:value="1740">
            <text:p>1740</text:p>
          </table:table-cell>
          <table:table-cell office:value-type="float" office:value="540">
            <text:p>540</text:p>
          </table:table-cell>
          <table:table-cell table:formula="of:=[.$D5]/[.$A5]" office:value-type="float" office:value="4.35">
            <text:p>4.35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>
            <draw:frame table:end-cell-address="Sheet1.H38" table:end-x="0.272in" table:end-y="0.0728in" draw:z-index="0" draw:style-name="gr1" svg:width="6.9059in" svg:height="4.761in" svg:x="0.7134in" svg:y="0.0941in">
              <draw:object draw:notify-on-update-of-ranges="Sheet1.A1:Sheet1.A1 Sheet1.A2:Sheet1.A5 Sheet1.B1:Sheet1.B1 Sheet1.B2:Sheet1.B5 Sheet1.F1:Sheet1.F1 Sheet1.F2:Sheet1.F5 Sheet1.A2:Sheet1.A5 Sheet1.E1:Sheet1.E1 Sheet1.E2:Sheet1.E5 Sheet1.A2:Sheet1.A5 Sheet1.D1:Sheet1.D1 Sheet1.D2:Sheet1.D5 Sheet1.A2:Sheet1.A5 Sheet1.C1:Sheet1.C1 Sheet1.C2:Sheet1.C5 Sheet1.A2:Sheet1.A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9">02/19/2011</text:date>, <text:time>16:3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9T16:11:10</meta:creation-date>
    <dc:date>2011-02-19T16:34:48</dc:date>
    <meta:editing-duration>PT00H23M41S</meta:editing-duration>
    <meta:editing-cycles>4</meta:editing-cycles>
    <meta:generator>OpenOffice.org/3.2$Linux OpenOffice.org_project/320m19$Build-9505</meta:generator>
    <meta:document-statistic meta:table-count="3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42cm" svg:height="12.094cm" xlink:href=".." chart:class="chart:scatter" chart:column-mapping="0 1 5 4 3 2" chart:style-name="ch1">
        <chart:legend chart:legend-position="end" svg:x="13.711cm" svg:y="4.856cm" chart:style-name="ch2"/>
        <chart:plot-area chart:style-name="ch3" table:cell-range-address="Sheet1.A1:Sheet1.F5" chart:data-source-has-labels="row" svg:x="-0.12cm" svg:y="0.913cm" svg:width="13.602cm" svg:height="10.178cm">
          <chart:axis chart:dimension="x" chart:name="primary-x" chart:style-name="ch4">
            <chart:title svg:x="5.272cm" svg:y="10.761cm" chart:style-name="ch5">
              <text:p>desired delay time / ms</text:p>
            </chart:title>
          </chart:axis>
          <chart:axis chart:dimension="y" chart:name="primary-y" chart:style-name="ch6">
            <chart:title svg:x="-0.269cm" svg:y="7.608cm" chart:style-name="ch7">
              <text:p>measured delay time / ms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series chart:style-name="ch10" chart:values-cell-range-address="Sheet1.F2:Sheet1.F5" chart:label-cell-address="Sheet1.F1:Sheet1.F1" chart:class="chart:scatter">
            <chart:data-point chart:repeated="4"/>
          </chart:series>
          <chart:series chart:style-name="ch11" chart:values-cell-range-address="Sheet1.E2:Sheet1.E5" chart:label-cell-address="Sheet1.E1:Sheet1.E1" chart:class="chart:scatter">
            <chart:data-point chart:repeated="4"/>
          </chart:series>
          <chart:series chart:style-name="ch12" chart:values-cell-range-address="Sheet1.D2:Sheet1.D5" chart:label-cell-address="Sheet1.D1:Sheet1.D1" chart:class="chart:scatter">
            <chart:data-point chart:repeated="4"/>
          </chart:series>
          <chart:series chart:style-name="ch13" chart:values-cell-range-address="Sheet1.C2:Sheet1.C5" chart:label-cell-address="Sheet1.C1:Sheet1.C1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LED with Os</text:p>
              </table:table-cell>
              <table:table-cell office:value-type="string">
                <text:p text:id="Sheet1.F1:Sheet1.F1">LED BAR Os deviation factor</text:p>
              </table:table-cell>
              <table:table-cell office:value-type="string">
                <text:p text:id="Sheet1.E1:Sheet1.E1">LED BAR with O3</text:p>
              </table:table-cell>
              <table:table-cell office:value-type="string">
                <text:p text:id="Sheet1.D1:Sheet1.D1">LED BAR with Os</text:p>
              </table:table-cell>
              <table:table-cell office:value-type="string">
                <text:p text:id="Sheet1.C1:Sheet1.C1">LED with 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2:Sheet1.A5">100</text:p>
              </table:table-cell>
              <table:table-cell office:value-type="float" office:value="87">
                <text:p text:id="Sheet1.B2:Sheet1.B5">87</text:p>
              </table:table-cell>
              <table:table-cell office:value-type="float" office:value="4.1">
                <text:p text:id="Sheet1.F2:Sheet1.F5">4.1</text:p>
              </table:table-cell>
              <table:table-cell office:value-type="float" office:value="120">
                <text:p text:id="Sheet1.E2:Sheet1.E5">120</text:p>
              </table:table-cell>
              <table:table-cell office:value-type="float" office:value="410">
                <text:p text:id="Sheet1.D2:Sheet1.D5">410</text:p>
              </table:table-cell>
              <table:table-cell office:value-type="float" office:value="82">
                <text:p text:id="Sheet1.C2:Sheet1.C5">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84">
                <text:p>184</text:p>
              </table:table-cell>
              <table:table-cell office:value-type="float" office:value="4.25">
                <text:p>4.25</text:p>
              </table:table-cell>
              <table:table-cell office:value-type="float" office:value="255">
                <text:p>255</text:p>
              </table:table-cell>
              <table:table-cell office:value-type="float" office:value="850">
                <text:p>8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85">
                <text:p>285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390">
                <text:p>390</text:p>
              </table:table-cell>
              <table:table-cell office:value-type="float" office:value="1280">
                <text:p>128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90">
                <text:p>390</text:p>
              </table:table-cell>
              <table:table-cell office:value-type="float" office:value="4.35">
                <text:p>4.35</text:p>
              </table:table-cell>
              <table:table-cell office:value-type="float" office:value="540">
                <text:p>540</text:p>
              </table:table-cell>
              <table:table-cell office:value-type="float" office:value="1740">
                <text:p>1740</text:p>
              </table:table-cell>
              <table:table-cell office:value-type="float" office:value="390">
                <text:p>3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